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in" loext:contextual-spacing="false"/>
      <style:text-properties style:font-name="Verdana" fo:font-size="11.5pt" style:font-name-asian="Verdana1" style:font-size-asian="11.5pt" style:font-name-complex="Verdana1" style:font-size-complex="11.5pt" fo:background-color="#ffffff"/>
    </style:style>
    <style:style style:name="P4" style:family="paragraph" style:parent-style-name="Standard">
      <style:paragraph-properties fo:margin-left="0in" fo:margin-right="0.028in" fo:margin-top="0in" fo:margin-bottom="0.0972in" loext:contextual-spacing="false" fo:line-height="163%" fo:text-align="justify" style:justify-single-word="false" fo:text-indent="0in" style:auto-text-indent="false" fo:padding="0in" fo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7" style:family="paragraph" style:parent-style-name="Heading_20_1" style:list-style-name="WWNum1">
      <style:paragraph-properties fo:margin-left="0.5in" fo:margin-right="0in" fo:text-indent="-0.25in" style:auto-text-indent="false"/>
    </style:style>
    <style:style style:name="P8" style:family="paragraph" style:parent-style-name="Heading_20_1" style:list-style-name="WWNum2">
      <style:paragraph-properties fo:margin-left="0.5in" fo:margin-right="0in" fo:text-indent="-0.25in" style:auto-text-indent="false"/>
    </style:style>
    <style:style style:name="P9" style:family="paragraph" style:parent-style-name="Title">
      <style:paragraph-properties fo:margin-top="0in" fo:margin-bottom="0in" loext:contextual-spacing="false"/>
    </style:style>
    <style:style style:name="P10" style:family="paragraph" style:parent-style-name="Title">
      <style:paragraph-properties fo:margin-top="0in" fo:margin-bottom="0in" loext:contextual-spacing="false" fo:text-align="end" style:justify-single-word="false"/>
    </style:style>
    <style:style style:name="P11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fo:font-size="10.5pt" style:font-size-asian="10.5pt" style:font-size-complex="10.5pt" fo:background-color="#ffffff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Verdana" fo:font-size="11.5pt" style:font-name-asian="Verdana1" style:font-size-asian="11.5pt" style:font-name-complex="Verdana1" style:font-size-complex="11.5pt" fo:background-color="#ffffff"/>
    </style:style>
    <style:style style:name="T4" style:family="text">
      <style:text-properties style:font-name="Verdana" fo:font-size="10.5pt" style:font-name-asian="Verdana1" style:font-size-asian="10.5pt" style:font-name-complex="Verdana1" style:font-size-complex="10.5pt" fo:background-color="#ffffff"/>
    </style:style>
    <style:style style:name="T5" style:family="text">
      <style:text-properties style:font-name="Verdana" style:font-name-asian="Verdana1" style:font-name-complex="Verdana1"/>
    </style:style>
    <style:style style:name="T6" style:family="text">
      <style:text-properties fo:color="#252830" fo:font-size="12pt" style:font-size-asian="12pt" style:font-size-complex="12pt" fo:background-color="#ffffff"/>
    </style:style>
    <style:style style:name="T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8xphukgnpnbz"/>Snake Game</text:p>
      <text:p text:style-name="P9"><text:bookmark text:name="_ed4ffcsro1xy"/></text:p>
      <text:p text:style-name="P9"><text:bookmark text:name="_hrb5qyv2l2nv"/></text:p>
      <text:p text:style-name="P9"><text:bookmark text:name="_gnqmnwz80j9b"/></text:p>
      <text:p text:style-name="P9"><text:bookmark text:name="_trs5vnef0kzt"/></text:p>
      <text:p text:style-name="P9"><text:bookmark text:name="_sv5s2nernqqs"/></text:p>
      <text:p text:style-name="P9"><text:bookmark text:name="_qpjqoq7j6yqe"/></text:p>
      <text:p text:style-name="P9"><text:bookmark text:name="_yjkz8encehvn"/></text:p>
      <text:p text:style-name="P9"><text:bookmark text:name="_2vaowle46q1p"/></text:p>
      <text:p text:style-name="P9"><text:bookmark text:name="_6nm7dpeq2fti"/></text:p>
      <text:p text:style-name="P9"><text:bookmark text:name="_k4lv76oelonk"/></text:p>
      <text:p text:style-name="P9"><text:bookmark text:name="_4iejqjp1lyl9"/></text:p>
      <text:p text:style-name="P9"><text:bookmark text:name="_tuaiztcqpgmb"/></text:p>
      <text:p text:style-name="P9"><text:bookmark text:name="_4n9t9u1kxiig"/></text:p>
      <text:p text:style-name="P9"><text:bookmark text:name="_th6y2norqddw"/></text:p>
      <text:p text:style-name="P10"><text:bookmark text:name="_vyh33u8u6j6r"/>Adrian Dobosz</text:p>
      <text:p text:style-name="P10"><text:bookmark text:name="_m4upifsiicjj"/>RPN8RH</text:p>
      <text:p text:style-name="P9"><text:bookmark text:name="_hxacv4yjw0m4"/></text:p>
      <text:p text:style-name="P9"><text:bookmark text:name="_af57xua30mic"/>List of functions:</text:p>
      <text:p text:style-name="P2"/>
      <text:list xml:id="list2532050651" text:style-name="WWNum1">
        <text:list-item>
          <text:p text:style-name="P7"><text:bookmark text:name="_jm8tmm1k7qcy"/><text:soft-page-break/>getch()</text:p>
        </text:list-item>
      </text:list>
      <text:p text:style-name="P1"><text:span text:style-name="T1">The function getch() is a non-standard function. It is declared in “conio.h” header file. Mostly it is used by Turbo C. It is not a part of C standard library. It immediately returns the entered character without even waiting for the enter key.</text:span></text:p>
      <text:list xml:id="list71426189375476" text:continue-numbering="true" text:style-name="WWNum1">
        <text:list-item>
          <text:p text:style-name="P7"><text:bookmark text:name="_l8z1ecd4r7ga"/>system()</text:p>
        </text:list-item>
      </text:list>
      <text:p text:style-name="P1"><text:span text:style-name="T3">The C library function int system(const char *command) passes the command name or program name specified by command to the host environment to be executed by the command processor and returns after the command has been completed.</text:span></text:p>
      <text:list xml:id="list71424708653345" text:continue-numbering="true" text:style-name="WWNum1">
        <text:list-item>
          <text:p text:style-name="P7"><text:bookmark text:name="_2pp9qlhne6oy"/>FILE</text:p>
        </text:list-item>
      </text:list>
      <text:p text:style-name="P1"><text:span text:style-name="T6">declaration for communication between the file and program.</text:span></text:p>
      <text:list xml:id="list71426293821390" text:continue-numbering="true" text:style-name="WWNum1">
        <text:list-item>
          <text:p text:style-name="P7"><text:bookmark text:name="_g9ored1kn0yj"/>fopen()</text:p>
        </text:list-item>
      </text:list>
      <text:p text:style-name="P1">The C library function FILE *fopen(const char *filename, const char *mode) opens the filename pointed to, by filename using the given mode.</text:p>
      <text:p text:style-name="P1"/>
      <text:p text:style-name="P1">filename − This is the C string containing the name of the file to be opened.</text:p>
      <text:p text:style-name="P1">mode − This is the C string containing a file access mode. It includes </text:p>
      <text:p text:style-name="P1"/>
      <text:list xml:id="list71425295372556" text:continue-numbering="true" text:style-name="WWNum1">
        <text:list-item>
          <text:p text:style-name="P7"><text:bookmark text:name="_q25n6013whtb"/>fprintf()</text:p>
        </text:list-item>
      </text:list>
      <text:p text:style-name="P1"><text:span text:style-name="T3">The C library function int fprintf(FILE *stream, const char *format, ...)sends formatted output to a stream.</text:span></text:p>
      <text:p text:style-name="P3"/>
      <text:p text:style-name="P1">stream − This is the pointer to a FILE object that identifies the stream.</text:p>
      <text:p text:style-name="P1">format − This is the C string that contains the text to be written to the stream.</text:p>
      <text:p text:style-name="P3"/>
      <text:list xml:id="list71424735405583" text:continue-numbering="true" text:style-name="WWNum1">
        <text:list-item>
          <text:p text:style-name="P7"><text:bookmark text:name="_2idif37m02a1"/>fscanf()</text:p>
        </text:list-item>
      </text:list>
      <text:p text:style-name="P1"><text:span text:style-name="T3">The C library function int fscanf(FILE *stream, const char *format, ...)reads formatted input from a stream.</text:span></text:p>
      <text:p text:style-name="P3"/>
      <text:p text:style-name="P1"><text:soft-page-break/><text:span text:style-name="T4">stream − This is the pointer to a FILE object that identifies the stream.</text:span></text:p>
      <text:p text:style-name="P1"><text:span text:style-name="T4">format − This is the C string that contains one or more of the following items </text:span></text:p>
      <text:list xml:id="list71425437784904" text:continue-numbering="true" text:style-name="WWNum1">
        <text:list-item>
          <text:p text:style-name="P7"><text:bookmark text:name="_j6ricyenztu0"/>fclose()</text:p>
        </text:list-item>
      </text:list>
      <text:p text:style-name="P1"><text:span text:style-name="T3">The C library function int fclose(FILE *stream) closes the stream. All buffers are flushed.</text:span></text:p>
      <text:list xml:id="list71424434407090" text:continue-numbering="true" text:style-name="WWNum1">
        <text:list-item>
          <text:p text:style-name="P7"><text:bookmark text:name="_hry3cfab5zo1"/>strcpy()</text:p>
        </text:list-item>
      </text:list>
      <text:p text:style-name="P4"><text:span text:style-name="T5">The C library function char *strcpy(char *dest, const char *src) copies the string pointed to, by src to dest.</text:span></text:p>
      <text:list xml:id="list71424457596739" text:continue-numbering="true" text:style-name="WWNum1">
        <text:list-item>
          <text:p text:style-name="P7"><text:bookmark text:name="_olxg1qpikcin"/>switch()</text:p>
        </text:list-item>
      </text:list>
      <text:p text:style-name="P1">A switch statement allows a variable to be tested for equality against a list of values. Each value is called a case, and the variable being switched on is checked for each switch case.</text:p>
      <text:p text:style-name="P1">The syntax for a switch statement in C programming language is as follows −</text:p>
      <text:p text:style-name="P1">switch(expression) {<text:line-break/><text:line-break/> <text:s text:c="2"/>case constant-expression <text:s/>:<text:line-break/> <text:s text:c="5"/>statement(s);<text:line-break/> <text:s text:c="5"/>break; /* optional */<text:line-break/><text:tab/><text:line-break/> <text:s text:c="2"/>case constant-expression <text:s/>:<text:line-break/> <text:s text:c="5"/>statement(s);<text:line-break/> <text:s text:c="5"/>break; /* optional */<text:line-break/> <text:s/><text:line-break/> <text:s text:c="2"/>/* you can have any number of case statements */<text:line-break/> <text:s text:c="2"/>default : /* Optional */<text:line-break/> <text:s text:c="2"/>statement(s);<text:line-break/>}</text:p>
      <text:p text:style-name="P1">The following rules apply to a switch statement −</text:p>
      <text:p text:style-name="P1">-The expression used in a switch statement must have an integral or enumerated type, or be of a class type in which the class has a single conversion function to an integral or enumerated type.</text:p>
      <text:p text:style-name="P1">-You can have any number of case statements within a switch. Each case is followed by the value to be compared to and a colon.</text:p>
      <text:p text:style-name="P1">-The constant-expression for a case must be the same data type as the variable in the switch, and it must be a constant or a literal.</text:p>
      <text:p text:style-name="P1">-When the variable being switched on is equal to a case, the statements following that case will execute until a break statement is reached.</text:p>
      <text:p text:style-name="P1">-When a break statement is reached, the switch terminates, and the flow of control jumps to the next line following the switch statement.</text:p>
      <text:p text:style-name="P1">-Not every case needs to contain a break. If no break appears, the flow of control will fall through to subsequent cases until a break is reached.</text:p>
      <text:p text:style-name="P1">-A switch statement can have an optional default case, which must appear at the end of the switch. The default case can be used for performing a task when none of the cases is true. -No break is needed in the default case.</text:p>
      <text:p text:style-name="P3"/>
      <text:list xml:id="list71425563645141" text:continue-numbering="true" text:style-name="WWNum1">
        <text:list-item>
          <text:p text:style-name="P7"><text:bookmark text:name="_dah6x5ukg767"/>malloc()</text:p>
        </text:list-item>
      </text:list>
      <text:p text:style-name="P1"><text:span text:style-name="T3">The C library function void *malloc(size_t size) allocates the requested memory and returns a pointer to it.</text:span></text:p>
      <text:list xml:id="list71425187470564" text:continue-numbering="true" text:style-name="WWNum1">
        <text:list-item>
          <text:p text:style-name="P7"><text:bookmark text:name="_mfgyqjgabn64"/><text:soft-page-break/>realloc()</text:p>
        </text:list-item>
      </text:list>
      <text:p text:style-name="P1"><text:span text:style-name="T3">The C library function void *realloc(void *ptr, size_t size) attempts to resize the memory block pointed to by ptr that was previously allocated with a call to malloc or calloc.</text:span></text:p>
      <text:p text:style-name="P3"/>
      <text:p text:style-name="P9"><text:bookmark text:name="_u8usqy7xbm3o"/>My solution:</text:p>
      <text:list xml:id="list1867623144" text:style-name="WWNum2">
        <text:list-item>
          <text:p text:style-name="P8"><text:bookmark text:name="_kdojq477ql8x"/>Print board</text:p>
        </text:list-item>
      </text:list>
      <text:p text:style-name="P1">int map_size=15;</text:p>
      <text:p text:style-name="P1">int map[map_size*map_size];</text:p>
      <text:p text:style-name="P1">mapone(map_size,map);</text:p>
      <text:p text:style-name="P1">while(1){</text:p>
      <text:p text:style-name="P1">system("CLS");</text:p>
      <text:p text:style-name="P1">mapzero(map_size,map);</text:p>
      <text:p text:style-name="P1">printmap(map_size,map);</text:p>
      <text:p text:style-name="P1">}</text:p>
      <text:p text:style-name="P1"/>
      <text:p text:style-name="P1">void mapzero(int map_size,int *map)</text:p>
      <text:p text:style-name="P1">{</text:p>
      <text:p text:style-name="P1"><text:s text:c="4"/>for(int i=1;i&lt;map_size-1;i++)</text:p>
      <text:p text:style-name="P1"><text:s text:c="4"/>{</text:p>
      <text:p text:style-name="P1"><text:s text:c="8"/>for(int j=1;j&lt;map_size-1;j++)</text:p>
      <text:p text:style-name="P1"><text:s text:c="8"/>{</text:p>
      <text:p text:style-name="P1"><text:s text:c="12"/>*(map+i*map_size+j)=0;</text:p>
      <text:p text:style-name="P1"><text:soft-page-break/><text:s text:c="8"/>}</text:p>
      <text:p text:style-name="P1"><text:s text:c="4"/>}</text:p>
      <text:p text:style-name="P1">}</text:p>
      <text:p text:style-name="P1"/>
      <text:p text:style-name="P1">void mapone(int map_size,int *map)</text:p>
      <text:p text:style-name="P1">{</text:p>
      <text:p text:style-name="P1"><text:s text:c="4"/>for(int i=0;i&lt;map_size;i++)</text:p>
      <text:p text:style-name="P1"><text:s text:c="4"/>{</text:p>
      <text:p text:style-name="P1"><text:s text:c="8"/>for(int j=0;j&lt;map_size;j++)</text:p>
      <text:p text:style-name="P1"><text:s text:c="8"/>{</text:p>
      <text:p text:style-name="P1"><text:s text:c="12"/>*(map+i*map_size+j)=1;</text:p>
      <text:p text:style-name="P1"><text:s text:c="8"/>}</text:p>
      <text:p text:style-name="P1"><text:s text:c="4"/>}</text:p>
      <text:p text:style-name="P1">}</text:p>
      <text:p text:style-name="P1"/>
      <text:p text:style-name="P1">void printmap(int map_size,int *map)</text:p>
      <text:p text:style-name="P1">{</text:p>
      <text:p text:style-name="P1"><text:s text:c="4"/>for(int i=0;i&lt;map_size;i++)</text:p>
      <text:p text:style-name="P1"><text:s text:c="4"/>{</text:p>
      <text:p text:style-name="P1"><text:s text:c="8"/>for(int j=0;j&lt;map_size;j++)</text:p>
      <text:p text:style-name="P1"><text:s text:c="8"/>{</text:p>
      <text:p text:style-name="P1"><text:soft-page-break/><text:s text:c="12"/>printf("%d ",*(map+i*map_size+j));</text:p>
      <text:p text:style-name="P1"><text:s text:c="8"/>}</text:p>
      <text:p text:style-name="P1"><text:s text:c="8"/>printf("\n");</text:p>
      <text:p text:style-name="P1"><text:s text:c="4"/>}</text:p>
      <text:p text:style-name="P1">}</text:p>
      <text:p text:style-name="P1"/>
      <text:list xml:id="list71426081731224" text:continue-numbering="true" text:style-name="WWNum2">
        <text:list-item>
          <text:p text:style-name="P8"><text:bookmark text:name="_skd3tp850u2n"/>print head on board</text:p>
        </text:list-item>
      </text:list>
      <text:p text:style-name="P1">typedef struct</text:p>
      <text:p text:style-name="P1">{</text:p>
      <text:p text:style-name="P1">int x;</text:p>
      <text:p text:style-name="P1">int y;</text:p>
      <text:p text:style-name="P1">} snake;</text:p>
      <text:p text:style-name="P1"/>
      <text:p text:style-name="P1"/>
      <text:p text:style-name="P1">snake pozition={rand()%(map_size-2)+1,rand()%(map_size-2)+1};</text:p>
      <text:p text:style-name="P1"/>
      <text:p text:style-name="P1">void snake_map(snake p,int *map,int x)</text:p>
      <text:p text:style-name="P1">{</text:p>
      <text:p text:style-name="P1"><text:s text:c="8"/>*(map+p.y*x+p.x)=1;</text:p>
      <text:p text:style-name="P1">}</text:p>
      <text:p text:style-name="P1"/>
      <text:list xml:id="list71424257302460" text:continue-numbering="true" text:style-name="WWNum2">
        <text:list-item>
          <text:p text:style-name="P8"><text:bookmark text:name="_14708ba83pm2"/><text:soft-page-break/>move head</text:p>
        </text:list-item>
      </text:list>
      <text:p text:style-name="P1">snake move(snake p,int key)</text:p>
      <text:p text:style-name="P1">{</text:p>
      <text:p text:style-name="P1"><text:s text:c="4"/>switch(key)</text:p>
      <text:p text:style-name="P1"><text:s text:c="4"/>{</text:p>
      <text:p text:style-name="P1"><text:s text:c="4"/>case'w': p.y--; break;</text:p>
      <text:p text:style-name="P1"><text:s text:c="4"/>case's': p.y++; break;</text:p>
      <text:p text:style-name="P1"><text:s text:c="4"/>case'a': p.x--; break;</text:p>
      <text:p text:style-name="P1"><text:s text:c="4"/>case'd': p.x++; break;</text:p>
      <text:p text:style-name="P1"><text:s text:c="4"/>case'W': p.y--; break;</text:p>
      <text:p text:style-name="P1"><text:s text:c="4"/>case'S': p.y++; break;</text:p>
      <text:p text:style-name="P1"><text:s text:c="4"/>case'A': p.x--; break;</text:p>
      <text:p text:style-name="P1"><text:s text:c="4"/>case'D': p.x++; break;</text:p>
      <text:p text:style-name="P1"/>
      <text:p text:style-name="P1"><text:s text:c="4"/>default: break;</text:p>
      <text:p text:style-name="P1"><text:s text:c="4"/>}</text:p>
      <text:p text:style-name="P1"><text:s text:c="4"/>return p;</text:p>
      <text:p text:style-name="P1">}</text:p>
      <text:p text:style-name="P1"/>
      <text:p text:style-name="P1">int key=0;</text:p>
      <text:p text:style-name="P1">while(1)</text:p>
      <text:p text:style-name="P1"><text:soft-page-break/><text:s text:c="4"/>{</text:p>
      <text:p text:style-name="P1"><text:s text:c="8"/>key=getch();</text:p>
      <text:p text:style-name="P5">pozition=move(pozition,key);</text:p>
      <text:p text:style-name="P5">}</text:p>
      <text:p text:style-name="P1"/>
      <text:list xml:id="list71425662384513" text:continue-numbering="true" text:style-name="WWNum2">
        <text:list-item>
          <text:p text:style-name="P8"><text:bookmark text:name="_6phev388t688"/>add “game over” situation</text:p>
        </text:list-item>
      </text:list>
      <text:p text:style-name="P1">void game_over(int map_size,int *map)</text:p>
      <text:p text:style-name="P1">{</text:p>
      <text:p text:style-name="P1"><text:s text:c="8"/>for(int i=0;i&lt;map_size;i++)</text:p>
      <text:p text:style-name="P1"><text:s text:c="8"/>{</text:p>
      <text:p text:style-name="P1"><text:s text:c="12"/>for(int j=0;j&lt;map_size;j++)</text:p>
      <text:p text:style-name="P1"><text:s text:c="12"/>{</text:p>
      <text:p text:style-name="P1"><text:s text:c="16"/>printf("%d ",*(map+i*map_size+j));</text:p>
      <text:p text:style-name="P1"><text:s text:c="16"/>if(i==map_size/2 &amp;&amp; j==map_size/2-3)</text:p>
      <text:p text:style-name="P1"><text:s text:c="16"/>{</text:p>
      <text:p text:style-name="P1"><text:s text:c="20"/>printf("GAME OVER ");</text:p>
      <text:p text:style-name="P1"><text:s text:c="20"/>j+=5;</text:p>
      <text:p text:style-name="P1"><text:s text:c="16"/>}</text:p>
      <text:p text:style-name="P1"/>
      <text:p text:style-name="P1"><text:s text:c="12"/>}</text:p>
      <text:p text:style-name="P1"><text:s text:c="8"/>printf("\n");</text:p>
      <text:p text:style-name="P1"><text:soft-page-break/><text:s text:c="8"/>}</text:p>
      <text:p text:style-name="P1">}</text:p>
      <text:p text:style-name="P1">if(pozition.x==0 || pozition.x==map_size-1 || pozition.y==map_size-1 || pozition.y==0)</text:p>
      <text:p text:style-name="P1"><text:s text:c="8"/>{</text:p>
      <text:p text:style-name="P1"><text:s text:c="12"/>game_over(map_size,map);</text:p>
      <text:p text:style-name="P1"><text:s text:c="12"/>Sleep(2000);</text:p>
      <text:p text:style-name="P1"><text:s text:c="13"/>return 0;</text:p>
      <text:p text:style-name="P1"><text:s text:c="8"/>}</text:p>
      <text:p text:style-name="P1"/>
      <text:list xml:id="list71426200221510" text:continue-numbering="true" text:style-name="WWNum2">
        <text:list-item>
          <text:p text:style-name="P8"><text:bookmark text:name="_zehcb0kqke28"/>add randomly spawning fruit</text:p>
        </text:list-item>
      </text:list>
      <text:p text:style-name="P1">snake fruit={rand()%(map_size-2)+1,rand()%(map_size-2)+1};</text:p>
      <text:p text:style-name="P1">if(fruit.x==pozition.x &amp;&amp; fruit.y==pozition.y)</text:p>
      <text:p text:style-name="P1"><text:s text:c="4"/>{</text:p>
      <text:p text:style-name="P1"><text:s text:c="12"/>fruit.x=rand()%(map_size-2)+1;</text:p>
      <text:p text:style-name="P1"><text:s text:c="12"/>fruit.y=rand()%(map_size-2)+1;</text:p>
      <text:p text:style-name="P1"><text:s text:c="12"/>apple_map(fruit,map,map_size);</text:p>
      <text:p text:style-name="P1"><text:s text:c="8"/>}</text:p>
      <text:p text:style-name="P1"/>
      <text:list xml:id="list71424985906108" text:continue-numbering="true" text:style-name="WWNum2">
        <text:list-item>
          <text:p text:style-name="P8"><text:bookmark text:name="_37umk2wc2wl4"/>snake tail</text:p>
        </text:list-item>
      </text:list>
      <text:p text:style-name="P1">snake *tail;</text:p>
      <text:p text:style-name="P1">int lenght=0;</text:p>
      <text:p text:style-name="P1"><text:soft-page-break/>tail=malloc((lenght+2) * sizeof (snake ));</text:p>
      <text:p text:style-name="P1"><text:s/>for(int i=lenght;i&gt;=0;i--)</text:p>
      <text:p text:style-name="P1"><text:s text:c="12"/>{</text:p>
      <text:p text:style-name="P1"><text:s text:c="12"/>tail[i+1]=tail[i];</text:p>
      <text:p text:style-name="P1"><text:s text:c="12"/>tail[0]=pozition;</text:p>
      <text:p text:style-name="P1"><text:s text:c="12"/>}</text:p>
      <text:p text:style-name="P1"><text:s/>if(fruit.x==pozition.x &amp;&amp; fruit.y==pozition.y)</text:p>
      <text:p text:style-name="P1"><text:s text:c="8"/>{</text:p>
      <text:p text:style-name="P1"><text:s text:c="12"/>lenght++;</text:p>
      <text:p text:style-name="P1"><text:s text:c="12"/>realloc(tail,(lenght+2) * sizeof (snake ));</text:p>
      <text:p text:style-name="P1">}</text:p>
      <text:p text:style-name="P1">for(int i=lenght;i&gt;=1;i--)</text:p>
      <text:p text:style-name="P1"><text:s text:c="8"/>{</text:p>
      <text:p text:style-name="P1"><text:s text:c="12"/>if(tail[i].x==pozition.x &amp;&amp; tail[i].y==pozition.y){</text:p>
      <text:p text:style-name="P1"><text:s text:c="12"/>game_over(map_size,map);</text:p>
      <text:p text:style-name="P1"><text:s text:c="12"/>return 0;</text:p>
      <text:p text:style-name="P1"><text:s text:c="12"/>}</text:p>
      <text:list xml:id="list71425976917483" text:continue-numbering="true" text:style-name="WWNum2">
        <text:list-item>
          <text:p text:style-name="P8"><text:bookmark text:name="_tzk0sqifabzw"/>score and score saving</text:p>
        </text:list-item>
      </text:list>
      <text:p text:style-name="P6">int score=0;</text:p>
      <text:p text:style-name="P6">if(fruit.x==pozition.x &amp;&amp; fruit.y==pozition.y)</text:p>
      <text:p text:style-name="P6"><text:s text:c="8"/>{</text:p>
      <text:p text:style-name="P6"><text:soft-page-break/><text:s text:c="12"/>score+=10;</text:p>
      <text:p text:style-name="P6"><text:s text:c="9"/>}</text:p>
      <text:p text:style-name="P6">printf("score: %d",score);</text:p>
      <text:p text:style-name="P6"/>
      <text:p text:style-name="P6"><text:s/>for(int i=lenght;i&gt;=1;i--)</text:p>
      <text:p text:style-name="P6"><text:s text:c="8"/>{</text:p>
      <text:p text:style-name="P6"><text:s text:c="12"/>if(tail[i].x==pozition.x &amp;&amp; tail[i].y==pozition.y){</text:p>
      <text:p text:style-name="P6"><text:s text:c="12"/>game_over(map_size,map);</text:p>
      <text:p text:style-name="P6"><text:s text:c="12"/>Sleep(2000);</text:p>
      <text:p text:style-name="P6"><text:s text:c="12"/>socres(score,score,1);</text:p>
      <text:p text:style-name="P6"><text:s text:c="12"/>return 0;</text:p>
      <text:p text:style-name="P6"><text:s text:c="12"/>}</text:p>
      <text:p text:style-name="P6"><text:s text:c="8"/>}</text:p>
      <text:p text:style-name="P6"/>
      <text:p text:style-name="P6">if(pozition.x==0 || pozition.x==map_size-1 || pozition.y==map_size-1 || pozition.y==0)</text:p>
      <text:p text:style-name="P6"><text:s text:c="8"/>{</text:p>
      <text:p text:style-name="P6"><text:s text:c="12"/>game_over(map_size,map);</text:p>
      <text:p text:style-name="P6"><text:s text:c="12"/>Sleep(2000);</text:p>
      <text:p text:style-name="P6"><text:s text:c="12"/>socres(score,score,1);</text:p>
      <text:p text:style-name="P6"><text:s text:c="12"/>return 0;</text:p>
      <text:p text:style-name="P6"><text:s text:c="8"/>}</text:p>
      <text:p text:style-name="P6"><text:soft-page-break/>void socres(int s,int s1,int ile)</text:p>
      <text:p text:style-name="P6">{</text:p>
      <text:p text:style-name="P6"><text:s text:c="4"/>FILE *fp;</text:p>
      <text:p text:style-name="P6"><text:s text:c="4"/>fp=fopen("scoretabela.txt", "w");</text:p>
      <text:p text:style-name="P6"><text:s text:c="4"/>if(fp==NULL)</text:p>
      <text:p text:style-name="P6"><text:s text:c="4"/>{</text:p>
      <text:p text:style-name="P6"><text:s text:c="8"/>system("cls");</text:p>
      <text:p text:style-name="P6"><text:s text:c="8"/>printf("not working");</text:p>
      <text:p text:style-name="P6"><text:s text:c="4"/>}</text:p>
      <text:p text:style-name="P6"><text:s text:c="4"/>score_name name, name1;</text:p>
      <text:p text:style-name="P6"><text:s text:c="4"/>system("cls");</text:p>
      <text:p text:style-name="P6"><text:s text:c="4"/>if (ile == 1)</text:p>
      <text:p text:style-name="P6"><text:s text:c="4"/>{</text:p>
      <text:p text:style-name="P6"><text:s text:c="8"/>name.score=s;</text:p>
      <text:p text:style-name="P6"><text:s text:c="8"/>printf("Your score is: %d\nPlease write your name:",name.score);</text:p>
      <text:p text:style-name="P6"><text:s text:c="8"/>scanf("%s",name.name);</text:p>
      <text:p text:style-name="P6"><text:s text:c="8"/>fprintf (fp, "%s %d\n",name.name,name.score);</text:p>
      <text:p text:style-name="P6"><text:s text:c="4"/>}</text:p>
      <text:p text:style-name="P6"><text:s text:c="4"/>if (ile == 2)</text:p>
      <text:p text:style-name="P6"><text:s text:c="4"/>{</text:p>
      <text:p text:style-name="P6"><text:s text:c="8"/>name.score=s;</text:p>
      <text:p text:style-name="P6"><text:soft-page-break/><text:s text:c="8"/>name1.score=s1;</text:p>
      <text:p text:style-name="P6"><text:s text:c="8"/>printf("Player 1 score is: %d\nPlayer 2 score is: %d\nPlease write Player 1 name:",name.score,name1.score);</text:p>
      <text:p text:style-name="P6"><text:s text:c="8"/>scanf("%s",name.name);</text:p>
      <text:p text:style-name="P6"><text:s text:c="8"/>printf("Please write Player 2 name:");</text:p>
      <text:p text:style-name="P6"><text:s text:c="8"/>scanf("%s",name1.name);</text:p>
      <text:p text:style-name="P6"><text:s text:c="8"/>fprintf (fp, "%s %d\n", name.name,name.score);</text:p>
      <text:p text:style-name="P6"><text:s text:c="4"/>}</text:p>
      <text:p text:style-name="P6"><text:s text:c="4"/>fclose(fp);</text:p>
      <text:p text:style-name="P6">}</text:p>
      <text:list xml:id="list71425160681058" text:continue-numbering="true" text:style-name="WWNum2">
        <text:list-item>
          <text:p text:style-name="P8"><text:bookmark text:name="_nz5i8wvpju74"/>score soting </text:p>
        </text:list-item>
      </text:list>
      <text:p text:style-name="P1">void scoreboard()</text:p>
      <text:p text:style-name="P1">{</text:p>
      <text:p text:style-name="P1"><text:s text:c="4"/>FILE *sc = fopen("scoreboard.txt","r");</text:p>
      <text:p text:style-name="P1"><text:s text:c="4"/>score_name board[12];</text:p>
      <text:p text:style-name="P1"><text:s text:c="4"/>int entryCount=0 ,i = 0 ,ch,temp;</text:p>
      <text:p text:style-name="P1"><text:s text:c="4"/>char empo[15];</text:p>
      <text:p text:style-name="P1"><text:s text:c="4"/>FILE *input = fopen("scoretabela.txt", "r");</text:p>
      <text:p text:style-name="P1"><text:s text:c="4"/>while ((ch = fgetc(input)) != EOF)</text:p>
      <text:p text:style-name="P1"><text:s text:c="4"/>{</text:p>
      <text:p text:style-name="P1"><text:s text:c="8"/>if (ch == '\n')</text:p>
      <text:p text:style-name="P1"><text:s text:c="8"/>entryCount++;</text:p>
      <text:p text:style-name="P1"><text:soft-page-break/><text:s text:c="4"/>}</text:p>
      <text:p text:style-name="P1"><text:s text:c="4"/>for (; i &lt; entryCount; i++)</text:p>
      <text:p text:style-name="P1"><text:s text:c="4"/>{</text:p>
      <text:p text:style-name="P1"><text:s text:c="8"/>fscanf(input, "%s%d", board[i].name,&amp;board[i].score);</text:p>
      <text:p text:style-name="P1"><text:s text:c="4"/>}</text:p>
      <text:p text:style-name="P1"/>
      <text:p text:style-name="P1"><text:s text:c="4"/>for (; i &lt; 12; i++)</text:p>
      <text:p text:style-name="P1"><text:s text:c="4"/>{</text:p>
      <text:p text:style-name="P1"><text:s text:c="8"/>fscanf(input, "%s %d", board[i].name,&amp;board[i].score);</text:p>
      <text:p text:style-name="P1"><text:s text:c="4"/>}</text:p>
      <text:p text:style-name="P1"><text:s text:c="4"/>fclose(sc);</text:p>
      <text:p text:style-name="P1"/>
      <text:p text:style-name="P1"><text:s text:c="5"/>for (i = 0; i &lt; entryCount; i++)</text:p>
      <text:p text:style-name="P1"><text:s text:c="4"/>{</text:p>
      <text:p text:style-name="P1"><text:s text:c="8"/>for (int j = 0; j &lt; entryCount; j++)</text:p>
      <text:p text:style-name="P1"><text:s text:c="8"/>{</text:p>
      <text:p text:style-name="P1"><text:s text:c="12"/>if (i == j) continue;</text:p>
      <text:p text:style-name="P1"><text:s text:c="12"/>if (board[i].score &lt; board[j].score)</text:p>
      <text:p text:style-name="P1"><text:s text:c="12"/>{</text:p>
      <text:p text:style-name="P1"><text:s text:c="16"/>temp = board[i].score;</text:p>
      <text:p text:style-name="P1"><text:s text:c="16"/>board[i].score = board[j].score;</text:p>
      <text:p text:style-name="P1"><text:soft-page-break/><text:s text:c="16"/>board[j].score = temp;</text:p>
      <text:p text:style-name="P1"><text:s text:c="16"/>strcpy(empo, board[i].name);</text:p>
      <text:p text:style-name="P1"><text:s text:c="16"/>strcpy(board[i].name, board[j].name);</text:p>
      <text:p text:style-name="P1"><text:s text:c="16"/>strcpy(board[j].name, empo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/>
      <text:p text:style-name="P1"><text:s text:c="4"/>sc=fopen("scoreboard.txt","w");</text:p>
      <text:p text:style-name="P1"><text:s text:c="4"/>for (i = 0; i &lt; 10; i++)</text:p>
      <text:p text:style-name="P1"><text:s text:c="4"/>{</text:p>
      <text:p text:style-name="P1"><text:s text:c="8"/>fprintf(sc,"%s %d\n",board[i].name,board[i].score);</text:p>
      <text:p text:style-name="P1"><text:s text:c="4"/>}</text:p>
      <text:p text:style-name="P1"><text:s text:c="4"/>fclose(input);</text:p>
      <text:p text:style-name="P1"><text:s text:c="4"/>fclose(sc);</text:p>
      <text:p text:style-name="P1">}</text:p>
      <text:p text:style-name="P9"><text:bookmark text:name="_brcrwu3ixnwv"/></text:p>
      <text:p text:style-name="P9"><text:bookmark text:name="_ug8orkf2f2h"/>Reference</text:p>
      <text:p text:style-name="P1"><text:span text:style-name="T3">www.tutorialspoint.com</text:span></text:p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6" meta:paragraph-count="269" meta:word-count="1119" meta:character-count="8843" meta:non-whitespace-character-count="6687"/>
    <meta:generator>LibreOfficeDev/6.0.5.2$Linux_X86_64 LibreOffice_project/</meta:generator>
  </office:meta>
</office:document-meta>
</file>